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automatic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FF00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70C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fo:color="#303030" style:font-name="Verdana" style:font-name-asian="Verdana" style:font-name-complex="Verdana" fo:font-size="8pt" style:font-size-asian="8pt" style:font-size-complex="8pt"/>
    </style:style>
    <style:style style:name="ce18" style:family="table-cell" style:parent-style-name="Default" style:data-style-name="N0">
      <style:text-properties fo:color="#FF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color="#00B050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B050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B05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color="#0070C0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70C0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color="#FFC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FFC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C000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70C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7030A0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7030A0" fo:font-weight="bold" style:font-weight-asian="bold" style:font-weight-complex="bold"/>
    </style:style>
    <style:style style:name="ce37" style:family="table-cell" style:parent-style-name="Default" style:data-style-name="N36">
      <style:table-cell-properties fo:border="thin solid #000000"/>
      <style:text-properties fo:color="#303030" style:font-name="Verdana" style:font-name-asian="Verdana" style:font-name-complex="Verdana" fo:font-size="8pt" style:font-size-asian="8pt" style:font-size-complex="8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B050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3" style:family="table-cell" style:parent-style-name="Default" style:data-style-name="N36">
      <style:text-properties fo:color="#303030" style:font-name="Verdana" style:font-name-asian="Verdana" style:font-name-complex="Verdana" fo:font-size="8pt" style:font-size-asian="8pt" style:font-size-complex="8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weight="bold" style:font-weight-asian="bold" style:font-weight-complex="bold"/>
    </style:style>
    <style:style style:name="ce56" style:family="table-cell" style:parent-style-name="Default" style:data-style-name="N36">
      <style:table-cell-properties style:vertical-align="automatic" fo:background-color="transparent"/>
    </style:style>
    <style:style style:name="ce57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58" style:family="table-cell" style:parent-style-name="Default" style:data-style-name="N36"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7.4108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73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SLAM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58"/>
        <table:table-column table:style-name="co4" table:number-columns-repeated="48" table:default-cell-style-name="ce1"/>
        <table:table-column table:style-name="co5" table:number-columns-repeated="97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54" table:number-rows-spanned="1" table:style-name="ce64">
            <text:p>BTS SERVICES INFORMATIQUES AUX ORGANISATIONS - TABLEAU DE SYNTHESE</text:p>
          </table:table-cell>
          <table:covered-table-cell table:number-columns-repeated="53"/>
          <table:table-cell table:number-columns-repeated="16330"/>
        </table:table-row>
        <table:table-row table:style-name="ro1">
          <table:table-cell office:value-type="string" table:number-columns-spanned="21" table:number-rows-spanned="1" table:style-name="ce65">
            <text:p>NOM et Prénom du candidat</text:p>
          </table:table-cell>
          <table:covered-table-cell table:number-columns-repeated="20"/>
          <table:table-cell office:value-type="string" table:number-columns-spanned="16" table:number-rows-spanned="1" table:style-name="ce66">
            <text:p>Parcours SLAM</text:p>
          </table:table-cell>
          <table:covered-table-cell table:number-columns-repeated="15"/>
          <table:table-cell office:value-type="string" table:number-columns-spanned="17" table:number-rows-spanned="1" table:style-name="ce70">
            <text:p>N° du candidat :</text:p>
          </table:table-cell>
          <table:covered-table-cell table:number-columns-repeated="16"/>
          <table:table-cell table:number-columns-repeated="16330"/>
        </table:table-row>
        <table:table-row table:style-name="ro2">
          <table:table-cell table:style-name="ce2"/>
          <table:table-cell office:value-type="string" table:number-columns-spanned="4" table:number-rows-spanned="1" table:style-name="ce68">
            <text:p>Situations obligatoires</text:p>
          </table:table-cell>
          <table:covered-table-cell table:number-columns-repeated="3"/>
          <table:table-cell office:value-type="string" table:number-columns-spanned="49" table:number-rows-spanned="1" table:style-name="ce71">
            <text:p>Compétences mises en œuvre</text:p>
          </table:table-cell>
          <table:covered-table-cell table:number-columns-repeated="48"/>
          <table:table-cell table:number-columns-repeated="16330"/>
        </table:table-row>
        <table:table-row table:style-name="ro3">
          <table:table-cell office:value-type="string" table:style-name="ce3">
            <text:p>S+A4:BB5ituation professionnelle</text:p>
          </table:table-cell>
          <table:table-cell office:value-type="string" table:style-name="ce4">
            <text:p>Participation à un projet d’évolution d’un SI (solution applicative et d’infrastructure portant prioritairement sur le domaine de spécialité du candidat)</text:p>
          </table:table-cell>
          <table:table-cell office:value-type="string" table:style-name="ce4">
            <text:p>Prise en charge d’incidents et de demandes d’assistance liés au domaine de spécialité du candidat</text:p>
          </table:table-cell>
          <table:table-cell office:value-type="string" table:style-name="ce4">
            <text:p>Elaboration de documents relatifs à la production et à la fourniture de services</text:p>
          </table:table-cell>
          <table:table-cell office:value-type="string" table:style-name="ce4">
            <text:p>Productions relatives à la mise en place d’un dispositif de veille technologique et à l’étude d’une technologie, d’un composant, d’un outil ou d’une méthode</text:p>
          </table:table-cell>
          <table:table-cell office:value-type="string" table:style-name="ce5">
            <text:p>Période (sous la forme MM/AA)</text:p>
          </table:table-cell>
          <table:table-cell office:value-type="string" table:style-name="ce6">
            <text:p>A1.1.1 , Analyse du cahier des charges d'un service à produire</text:p>
          </table:table-cell>
          <table:table-cell office:value-type="string" table:style-name="ce6">
            <text:p>A1.1.2 , Étude de l'impact de l'intégration d'un service sur le système informatique</text:p>
          </table:table-cell>
          <table:table-cell office:value-type="string" table:style-name="ce6">
            <text:p>A1.1.3 , Étude des exigences liées à la qualité attendue d'un service</text:p>
          </table:table-cell>
          <table:table-cell office:value-type="string" table:style-name="ce6">
            <text:p>A1.2.1 , Élaboration et présentation d'un dossier de choix de solution technique</text:p>
          </table:table-cell>
          <table:table-cell office:value-type="string" table:style-name="ce6">
            <text:p>A1.2.2 , Rédaction des spécifications techniques de la solution retenue</text:p>
          </table:table-cell>
          <table:table-cell office:value-type="string" table:style-name="ce6">
            <text:p>A1.2.3 , Évaluation des risques liés à l'utilisation d'un service</text:p>
          </table:table-cell>
          <table:table-cell office:value-type="string" table:style-name="ce6">
            <text:p>A1.2.4 , Détermination des tests nécessaires à la validation d'un service</text:p>
          </table:table-cell>
          <table:table-cell office:value-type="string" table:style-name="ce6">
            <text:p>A1.2.5 , Définition des niveaux d'habilitation associés à un service</text:p>
          </table:table-cell>
          <table:table-cell office:value-type="string" table:style-name="ce6">
            <text:p>A1.3.1 , Test d'intégration et d'acceptation d'un service</text:p>
          </table:table-cell>
          <table:table-cell office:value-type="string" table:style-name="ce6">
            <text:p>A1.3.2 , Définition des éléments nécessaires à la continuité d'un service</text:p>
          </table:table-cell>
          <table:table-cell office:value-type="string" table:style-name="ce6">
            <text:p>A1.3.3 , Accompagnement de la mise en place d'un nouveau service</text:p>
          </table:table-cell>
          <table:table-cell office:value-type="string" table:style-name="ce6">
            <text:p>A1.3.4 , Déploiement d'un service</text:p>
          </table:table-cell>
          <table:table-cell office:value-type="string" table:style-name="ce6">
            <text:p>A1.4.1 , Participation à un projet</text:p>
          </table:table-cell>
          <table:table-cell office:value-type="string" table:style-name="ce6">
            <text:p>A1.4.2 , Évaluation des indicateurs de suivi d'un projet et justification des écarts</text:p>
          </table:table-cell>
          <table:table-cell office:value-type="string" table:style-name="ce6">
            <text:p>A1.4.3 , Gestion des ressources</text:p>
          </table:table-cell>
          <table:table-cell office:value-type="string" table:style-name="ce6">
            <text:p>A2.1.1 , Accompagnement des utilisateurs dans la prise en main d'un service</text:p>
          </table:table-cell>
          <table:table-cell office:value-type="string" table:style-name="ce6">
            <text:p>A2.1.2 , Évaluation et maintien de la qualité d'un service</text:p>
          </table:table-cell>
          <table:table-cell office:value-type="string" table:style-name="ce6">
            <text:p>A2.2.1 , Suivi et résolution d'incidents</text:p>
          </table:table-cell>
          <table:table-cell office:value-type="string" table:style-name="ce6">
            <text:p>A2.2.2 , Suivi et réponse à des demandes d'assistance</text:p>
          </table:table-cell>
          <table:table-cell office:value-type="string" table:style-name="ce6">
            <text:p>A2.2.3 , Réponse à une interruption de service</text:p>
          </table:table-cell>
          <table:table-cell office:value-type="string" table:style-name="ce6">
            <text:p>A2.3.1 , Identification, qualification et évaluation d'un problème</text:p>
          </table:table-cell>
          <table:table-cell office:value-type="string" table:style-name="ce6">
            <text:p>A2.3.2 , Proposition d'amélioration d'un service</text:p>
          </table:table-cell>
          <table:table-cell office:value-type="string" table:style-name="ce6">
            <text:p>A3.2.1 , Installation et configuration d'éléments d'infrastructure<text:s text:c="2"/></text:p>
          </table:table-cell>
          <table:table-cell office:value-type="string" table:style-name="ce6">
            <text:p>A3.2.2 , Remplacement ou mise à jour d'éléments défectueux ou obsolètes</text:p>
          </table:table-cell>
          <table:table-cell office:value-type="string" table:style-name="ce6">
            <text:p>A4.1.1 , Proposition d'une solution applicative</text:p>
          </table:table-cell>
          <table:table-cell office:value-type="string" table:style-name="ce6">
            <text:p>A4.1.2 , Conception ou adaptation de l'interface utilisateur d'une solution applicative</text:p>
          </table:table-cell>
          <table:table-cell office:value-type="string" table:style-name="ce6">
            <text:p>A4.1.3 , Conception ou adaptation d'une base de données</text:p>
          </table:table-cell>
          <table:table-cell office:value-type="string" table:style-name="ce6">
            <text:p>A4.1.4 , Définition des caractéristiques d'une solution applicative</text:p>
          </table:table-cell>
          <table:table-cell office:value-type="string" table:style-name="ce6">
            <text:p>A4.1.5 , Prototypage de composants logiciels</text:p>
          </table:table-cell>
          <table:table-cell office:value-type="string" table:style-name="ce6">
            <text:p>A4.1.6 , Gestion d'environnements de développement et de test</text:p>
          </table:table-cell>
          <table:table-cell office:value-type="string" table:style-name="ce6">
            <text:p>A4.1.7 , Développement, utilisation ou adaptation de composants logiciels</text:p>
          </table:table-cell>
          <table:table-cell office:value-type="string" table:style-name="ce6">
            <text:p>A4.1.8 , Réalisation des tests nécessaires à la validation d'éléments adaptés ou développés<text:s text:c="2"/></text:p>
          </table:table-cell>
          <table:table-cell office:value-type="string" table:style-name="ce6">
            <text:p>A4.1.9 , Rédaction d'une documentation technique<text:s text:c="2"/></text:p>
          </table:table-cell>
          <table:table-cell office:value-type="string" table:style-name="ce6">
            <text:p>A4.1.10 , <text:s/>Rédaction d'une documentation d'utilisation<text:s text:c="2"/></text:p>
          </table:table-cell>
          <table:table-cell office:value-type="string" table:style-name="ce6">
            <text:p>A4.2.1 , Analyse et correction d'un dysfonctionnement, d'un problème de qualité de …</text:p>
          </table:table-cell>
          <table:table-cell office:value-type="string" table:style-name="ce6">
            <text:p>A4.2.2 , Adaptation d'une solution applicative aux évolutions de ses composants</text:p>
          </table:table-cell>
          <table:table-cell office:value-type="string" table:style-name="ce6">
            <text:p>A4.2.3 , Réalisation des tests nécessaires à la mise en production d'éléments mis à jour</text:p>
          </table:table-cell>
          <table:table-cell office:value-type="string" table:style-name="ce6">
            <text:p>A4.2.4 , Mise à jour d'une documentation technique</text:p>
          </table:table-cell>
          <table:table-cell office:value-type="string" table:style-name="ce6">
            <text:p>A5.1.1 , Mise en place d'une gestion de configuration</text:p>
          </table:table-cell>
          <table:table-cell office:value-type="string" table:style-name="ce6">
            <office:annotation draw:style-name="a0" svg:x="16.90625in" svg:y="0.760416666666667in" svg:width="1.60416666666667in" svg:height="0.760416666666667in">
              <dc:creator>CD</dc:creator>
              <text:p><text:span text:style-name="T1">config du PC</text:span></text:p>
              <text:p/>
            </office:annotation>
            <text:p>A5.1.2 , Recueil d'informations sur une configuration et ses éléments</text:p>
          </table:table-cell>
          <table:table-cell office:value-type="string" table:style-name="ce6">
            <text:p>A5.1.3 , Suivi d'une configuration et de ses éléments</text:p>
          </table:table-cell>
          <table:table-cell office:value-type="string" table:style-name="ce6">
            <text:p>A5.1.4 , Étude de propositions de contrat de service (client, fournisseur)</text:p>
          </table:table-cell>
          <table:table-cell office:value-type="string" table:style-name="ce6">
            <text:p>A5.1.5 , Évaluation d'un élément de configuration ou d'une configuration<text:s text:c="2"/></text:p>
          </table:table-cell>
          <table:table-cell office:value-type="string" table:style-name="ce6">
            <text:p>A5.1.6 , Évaluation d'un investissement informatique</text:p>
          </table:table-cell>
          <table:table-cell office:value-type="string" table:style-name="ce6">
            <text:p>A5.2.1 , Exploitation des référentiels, normes et standards adoptés par le prestataire</text:p>
          </table:table-cell>
          <table:table-cell office:value-type="string" table:style-name="ce6">
            <text:p>A5.2.2 , Veille technologique</text:p>
          </table:table-cell>
          <table:table-cell office:value-type="string" table:style-name="ce6">
            <text:p>A5.2.3 , Repérage des compléments de formation ou d'auto-formation ...</text:p>
          </table:table-cell>
          <table:table-cell office:value-type="string" table:style-name="ce6">
            <text:p>A5.2.4 , Étude d˜une technologie, d'un composant, d'un outil ou d'une méthode</text:p>
          </table:table-cell>
          <table:table-cell table:number-columns-repeated="16330" table:style-name="ce7"/>
        </table:table-row>
        <table:table-row table:style-name="ro4">
          <table:table-cell office:value-type="string" table:number-columns-spanned="54" table:number-rows-spanned="1" table:style-name="ce61">
            <text:p>SITUATIONS VÉCUES EN FORMATION</text:p>
          </table:table-cell>
          <table:covered-table-cell table:number-columns-repeated="53"/>
          <table:table-cell table:number-columns-repeated="16330" table:style-name="ce7"/>
        </table:table-row>
        <table:table-row table:style-name="ro4">
          <table:table-cell office:value-type="string" table:style-name="ce9">
            <text:p>1ère année:</text:p>
          </table:table-cell>
          <table:table-cell table:number-columns-repeated="4" table:style-name="ce10"/>
          <table:table-cell table:style-name="ce11"/>
          <table:table-cell table:style-name="ce12"/>
          <table:table-cell table:number-columns-repeated="47" table:style-name="ce10"/>
          <table:table-cell table:number-columns-repeated="16330" table:style-name="ce7"/>
        </table:table-row>
        <table:table-row table:style-name="ro4">
          <table:table-cell table:style-name="ce9"/>
          <table:table-cell table:number-columns-repeated="4" table:style-name="ce10"/>
          <table:table-cell table:style-name="ce11"/>
          <table:table-cell table:style-name="ce12"/>
          <table:table-cell table:number-columns-repeated="47" table:style-name="ce10"/>
          <table:table-cell table:number-columns-repeated="16330" table:style-name="ce7"/>
        </table:table-row>
        <table:table-row table:style-name="ro4"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style-name="ce18"/>
          <table:table-cell table:style-name="ce19"/>
          <table:table-cell table:number-columns-repeated="6" table:style-name="ce15"/>
          <table:table-cell table:style-name="ce16"/>
          <table:table-cell table:number-columns-repeated="3" table:style-name="ce15"/>
          <table:table-cell table:style-name="ce16"/>
          <table:table-cell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style-name="ce15"/>
          <table:table-cell table:style-name="ce16"/>
          <table:table-cell table:number-columns-repeated="9" table:style-name="ce15"/>
          <table:table-cell table:number-columns-repeated="16330" table:style-name="ce19"/>
        </table:table-row>
        <table:table-row table:style-name="ro4">
          <table:table-cell office:value-type="string" table:style-name="ce9">
            <text:p>2ème année:</text:p>
          </table:table-cell>
          <table:table-cell table:number-columns-repeated="3" table:style-name="ce10"/>
          <table:table-cell table:style-name="ce8"/>
          <table:table-cell table:style-name="ce11"/>
          <table:table-cell table:style-name="ce20"/>
          <table:table-cell table:number-columns-repeated="44" table:style-name="ce21"/>
          <table:table-cell table:number-columns-repeated="2" table:style-name="ce22"/>
          <table:table-cell table:style-name="ce23"/>
          <table:table-cell table:number-columns-repeated="16330" table:style-name="ce7"/>
        </table:table-row>
        <table:table-row table:style-name="ro4" table:visibility="collapse">
          <table:table-cell office:value-type="string" table:style-name="ce24">
            <text:p>projet SESAME</text:p>
          </table:table-cell>
          <table:table-cell office:value-type="string" table:style-name="ce25">
            <office:annotation draw:style-name="a1" svg:x="3.6875in" svg:y="5.57291666666667in" svg:width="1.57291666666667in" svg:height="0.697916666666667in">
              <dc:creator>CD</dc:creator>
              <text:p><text:span text:style-name="T1">intégration back office access de sesame et site</text:span></text:p>
              <text:p/>
            </office:annotation>
            <text:p>X</text:p>
          </table:table-cell>
          <table:table-cell table:style-name="ce25"/>
          <table:table-cell office:value-type="string" table:style-name="ce25">
            <text:p>X</text:p>
          </table:table-cell>
          <table:table-cell table:style-name="ce25"/>
          <table:table-cell office:value-type="string" table:style-name="ce17">
            <text:p>▪09/12</text:p>
          </table:table-cell>
          <table:table-cell office:value-type="string" table:style-name="ce26">
            <text:p>X</text:p>
          </table:table-cell>
          <table:table-cell office:value-type="string" table:style-name="ce25">
            <office:annotation draw:style-name="a2" svg:x="6.46875in" svg:y="5.57291666666667in" svg:width="2.5in" svg:height="0.697916666666667in">
              <dc:creator>CD</dc:creator>
              <text:p><text:span text:style-name="T1">nouvelles procedures Admin SESAME sur le site (avant appli access)</text:span></text:p>
              <text:p/>
            </office:annotation>
            <text:p>X</text:p>
          </table:table-cell>
          <table:table-cell office:value-type="string" table:style-name="ce25">
            <text:p>X</text:p>
          </table:table-cell>
          <table:table-cell table:number-columns-repeated="4" table:style-name="ce25"/>
          <table:table-cell office:value-type="string" table:style-name="ce25">
            <office:annotation draw:style-name="a3" svg:x="8.125in" svg:y="5.57291666666667in" svg:width="1.60416666666667in" svg:height="0.697916666666667in">
              <dc:creator>CD</dc:creator>
              <text:p><text:span text:style-name="T1">utilisateurs du site (visiteur/candidat/ecole/admin)</text:span></text:p>
              <text:p/>
            </office:annotation>
            <text:p>X</text:p>
          </table:table-cell>
          <table:table-cell table:number-columns-repeated="5" table:style-name="ce25"/>
          <table:table-cell office:value-type="string" table:style-name="ce25">
            <text:p>X</text:p>
          </table:table-cell>
          <table:table-cell table:number-columns-repeated="7" table:style-name="ce25"/>
          <table:table-cell office:value-type="string" table:style-name="ce25">
            <office:annotation draw:style-name="a4" svg:x="11.96875in" svg:y="5.57291666666667in" svg:width="1.60416666666667in" svg:height="0.697916666666667in">
              <dc:creator>CD</dc:creator>
              <text:p><text:span text:style-name="T1">nouveau fonctionnement Admin SESAME</text:span></text:p>
              <text:p/>
            </office:annotation>
            <text:p>X</text:p>
          </table:table-cell>
          <table:table-cell table:number-columns-repeated="2" table:style-name="ce25"/>
          <table:table-cell office:value-type="string" table:style-name="ce25">
            <office:annotation draw:style-name="a5" svg:x="12.7916666666667in" svg:y="5.57291666666667in" svg:width="1.60416666666667in" svg:height="0.697916666666667in">
              <dc:creator>CD</dc:creator>
              <text:p><text:span text:style-name="T1">nouveau site remplacant le back office ACCESS</text:span></text:p>
              <text:p/>
            </office:annotation>
            <text:p>X</text:p>
          </table:table-cell>
          <table:table-cell office:value-type="string" table:style-name="ce25">
            <office:annotation draw:style-name="a6" svg:x="13.0625in" svg:y="5.57291666666667in" svg:width="1.60416666666667in" svg:height="0.697916666666667in">
              <dc:creator>CD</dc:creator>
              <text:p><text:span text:style-name="T1">balsamiq mockups</text:span></text:p>
              <text:p/>
            </office:annotation>
            <text:p>X</text:p>
          </table:table-cell>
          <table:table-cell office:value-type="string" table:style-name="ce25">
            <text:p>X</text:p>
          </table:table-cell>
          <table:table-cell table:number-columns-repeated="6" table:style-name="ce25"/>
          <table:table-cell office:value-type="string" table:style-name="ce25">
            <office:annotation draw:style-name="a7" svg:x="15.2604166666667in" svg:y="5.57291666666667in" svg:width="1.60416666666667in" svg:height="0.697916666666667in">
              <dc:creator>CD</dc:creator>
              <text:p><text:span text:style-name="T2">MCD, MLDR, Use Cases, Diag de classes</text:span></text:p>
              <text:p/>
            </office:annotation>
            <text:p>X</text:p>
          </table:table-cell>
          <table:table-cell office:value-type="string" table:style-name="ce25">
            <text:p>X</text:p>
          </table:table-cell>
          <table:table-cell table:number-columns-repeated="10" table:style-name="ce25"/>
          <table:table-cell table:number-columns-repeated="3" table:style-name="ce22"/>
          <table:table-cell table:number-columns-repeated="16330" table:style-name="ce7"/>
        </table:table-row>
        <table:table-row table:style-name="ro4" table:visibility="collapse">
          <table:table-cell office:value-type="string" table:style-name="ce24">
            <text:p>cas KES</text:p>
          </table:table-cell>
          <table:table-cell office:value-type="string" table:style-name="ce25">
            <office:annotation draw:style-name="a8" svg:x="3.6875in" svg:y="5.64583333333333in" svg:width="1.57291666666667in" svg:height="0.697916666666667in">
              <dc:creator>CD</dc:creator>
              <text:p><text:span text:style-name="T1">ajout plusieurs sites au client</text:span></text:p>
              <text:p/>
            </office:annotation>
            <text:p>X</text:p>
          </table:table-cell>
          <table:table-cell table:number-columns-repeated="3" table:style-name="ce25"/>
          <table:table-cell office:value-type="string" table:style-name="ce17">
            <text:p>▪10/12</text:p>
          </table:table-cell>
          <table:table-cell office:value-type="string" table:style-name="ce15">
            <text:p>X</text:p>
          </table:table-cell>
          <table:table-cell table:number-columns-repeated="8" table:style-name="ce27"/>
          <table:table-cell office:value-type="string" table:style-name="ce27">
            <office:annotation draw:style-name="a9" svg:x="8.66666666666667in" svg:y="5.64583333333333in" svg:width="2.125in" svg:height="0.697916666666667in">
              <dc:creator>CD</dc:creator>
              <text:p><text:span text:style-name="T1">script SQL de modification de la base</text:span></text:p>
              <text:p/>
            </office:annotation>
            <text:p>X</text:p>
          </table:table-cell>
          <table:table-cell table:style-name="ce27"/>
          <table:table-cell office:value-type="string" table:style-name="ce27">
            <office:annotation draw:style-name="a10" svg:x="9.21875in" svg:y="5.64583333333333in" svg:width="1.60416666666667in" svg:height="0.697916666666667in">
              <dc:creator>CD</dc:creator>
              <text:p><text:span text:style-name="T1">reprise de la BD existante</text:span></text:p>
              <text:p><text:span text:style-name="T2"/></text:p>
              <text:p/>
            </office:annotation>
            <text:p>X</text:p>
          </table:table-cell>
          <table:table-cell table:number-columns-repeated="9" table:style-name="ce27"/>
          <table:table-cell office:value-type="string" table:style-name="ce27">
            <office:annotation draw:style-name="a11" svg:x="11.96875in" svg:y="5.64583333333333in" svg:width="1.60416666666667in" svg:height="0.697916666666667in">
              <dc:creator>CD</dc:creator>
              <text:p><text:span text:style-name="T1">ajout classe SITE</text:span></text:p>
              <text:p><text:span text:style-name="T1">table SITE</text:span></text:p>
              <text:p/>
            </office:annotation>
            <text:p>X</text:p>
          </table:table-cell>
          <table:table-cell table:number-columns-repeated="3" table:style-name="ce27"/>
          <table:table-cell office:value-type="string" table:style-name="ce27">
            <office:annotation draw:style-name="a12" svg:x="13.0625in" svg:y="5.64583333333333in" svg:width="1.60416666666667in" svg:height="0.697916666666667in">
              <dc:creator>CD</dc:creator>
              <text:p><text:span text:style-name="T1">ajout ecran site</text:span></text:p>
              <text:p/>
            </office:annotation>
            <text:p>X</text:p>
          </table:table-cell>
          <table:table-cell office:value-type="string" table:style-name="ce27">
            <office:annotation draw:style-name="a13" svg:x="13.34375in" svg:y="5.64583333333333in" svg:width="1.60416666666667in" svg:height="0.697916666666667in">
              <dc:creator>CD</dc:creator>
              <text:p><text:span text:style-name="T1">ajout table SITE</text:span></text:p>
              <text:p/>
            </office:annotation>
            <text:p>X</text:p>
          </table:table-cell>
          <table:table-cell table:number-columns-repeated="17" table:style-name="ce27"/>
          <table:table-cell office:value-type="string" table:style-name="ce27">
            <office:annotation draw:style-name="a14" svg:x="18.28125in" svg:y="5.64583333333333in" svg:width="1.59375in" svg:height="0.833333333333333in">
              <dc:creator>CD</dc:creator>
              <text:p><text:span text:style-name="T1">utilisation outils de prototypage balmasiq mackups</text:span></text:p>
              <text:p><text:span text:style-name="T2"/></text:p>
              <text:p/>
            </office:annotation>
            <text:p>X</text:p>
          </table:table-cell>
          <table:table-cell table:number-columns-repeated="3" table:style-name="ce22"/>
          <table:table-cell table:number-columns-repeated="16330" table:style-name="ce7"/>
        </table:table-row>
        <table:table-row table:style-name="ro4" table:visibility="collapse">
          <table:table-cell office:value-type="string" table:style-name="ce24">
            <text:p>Calciulette HP</text:p>
          </table:table-cell>
          <table:table-cell table:style-name="ce25"/>
          <table:table-cell office:value-type="string" table:style-name="ce25">
            <office:annotation draw:style-name="a15" svg:x="4.19791666666667in" svg:y="5.84375in" svg:width="1.57291666666667in" svg:height="0.6875in">
              <dc:creator>CD</dc:creator>
              <text:p><text:span text:style-name="T1">debuggage</text:span></text:p>
              <text:p><text:span text:style-name="T1">ajout exception</text:span></text:p>
              <text:p/>
            </office:annotation>
            <text:p>X</text:p>
          </table:table-cell>
          <table:table-cell table:number-columns-repeated="2" table:style-name="ce25"/>
          <table:table-cell office:value-type="string" table:style-name="ce17">
            <text:p>▪11/12</text:p>
          </table:table-cell>
          <table:table-cell table:style-name="ce15"/>
          <table:table-cell table:number-columns-repeated="5" table:style-name="ce27"/>
          <table:table-cell office:value-type="string" table:style-name="ce27">
            <office:annotation draw:style-name="a16" svg:x="7.84375in" svg:y="5.84375in" svg:width="1.60416666666667in" svg:height="0.6875in">
              <dc:creator>CD</dc:creator>
              <text:p><text:span text:style-name="T1">projet de test unitaires</text:span></text:p>
              <text:p/>
            </office:annotation>
            <text:p>X</text:p>
          </table:table-cell>
          <table:table-cell table:number-columns-repeated="10" table:style-name="ce27"/>
          <table:table-cell office:value-type="string" table:style-name="ce27">
            <office:annotation draw:style-name="a17" svg:x="10.8645833333333in" svg:y="5.84375in" svg:width="1.60416666666667in" svg:height="0.6875in">
              <dc:creator>CD</dc:creator>
              <text:p><text:span text:style-name="T1">débuggage</text:span></text:p>
              <text:p/>
            </office:annotation>
            <text:p>X</text:p>
          </table:table-cell>
          <table:table-cell table:number-columns-repeated="2" table:style-name="ce27"/>
          <table:table-cell office:value-type="string" table:style-name="ce27">
            <office:annotation draw:style-name="a18" svg:x="11.6875in" svg:y="5.84375in" svg:width="1.60416666666667in" svg:height="0.6875in">
              <dc:creator>CD</dc:creator>
              <text:p><text:span text:style-name="T1">correction de bug</text:span></text:p>
              <text:p/>
            </office:annotation>
            <text:p>X</text:p>
          </table:table-cell>
          <table:table-cell table:number-columns-repeated="9" table:style-name="ce27"/>
          <table:table-cell office:value-type="string" table:style-name="ce27">
            <office:annotation draw:style-name="a19" svg:x="14.4375in" svg:y="5.84375in" svg:width="1.60416666666667in" svg:height="0.6875in">
              <dc:creator>CD</dc:creator>
              <text:p><text:span text:style-name="T1">DLL Pile</text:span></text:p>
              <text:p><text:span text:style-name="T2"/></text:p>
              <text:p/>
            </office:annotation>
            <text:p>X</text:p>
          </table:table-cell>
          <table:table-cell office:value-type="string" table:style-name="ce27">
            <office:annotation draw:style-name="a20" svg:x="14.7083333333333in" svg:y="5.84375in" svg:width="1.60416666666667in" svg:height="0.6875in">
              <dc:creator>CD</dc:creator>
              <text:p><text:span text:style-name="T1">tests unitaires</text:span></text:p>
              <text:p/>
            </office:annotation>
            <text:p>X</text:p>
          </table:table-cell>
          <table:table-cell table:style-name="ce27"/>
          <table:table-cell office:value-type="string" table:style-name="ce27">
            <office:annotation draw:style-name="a21" svg:x="15.2604166666667in" svg:y="5.84375in" svg:width="1.60416666666667in" svg:height="0.6875in">
              <dc:creator>CD</dc:creator>
              <text:p><text:span text:style-name="T1">documentation du code</text:span></text:p>
              <text:p/>
            </office:annotation>
            <text:p>X</text:p>
          </table:table-cell>
          <table:table-cell office:value-type="string" table:style-name="ce27">
            <office:annotation draw:style-name="a22" svg:x="15.5416666666667in" svg:y="5.84375in" svg:width="1.60416666666667in" svg:height="0.6875in">
              <dc:creator>CD</dc:creator>
              <text:p><text:span text:style-name="T1">debuggage</text:span></text:p>
              <text:p/>
            </office:annotation>
            <text:p>X</text:p>
          </table:table-cell>
          <table:table-cell table:number-columns-repeated="9" table:style-name="ce27"/>
          <table:table-cell office:value-type="string" table:style-name="ce27">
            <office:annotation draw:style-name="a23" svg:x="18.28125in" svg:y="5.84375in" svg:width="1.59375in" svg:height="0.6875in">
              <dc:creator>CD</dc:creator>
              <text:p><text:span text:style-name="T1">regles de codage</text:span></text:p>
            </office:annotation>
            <text:p>X</text:p>
          </table:table-cell>
          <table:table-cell table:number-columns-repeated="3" table:style-name="ce22"/>
          <table:table-cell table:number-columns-repeated="16330" table:style-name="ce7"/>
        </table:table-row>
        <table:table-row table:style-name="ro4" table:visibility="collapse">
          <table:table-cell office:value-type="string" table:style-name="ce24">
            <text:p>Comptes Bancaires</text:p>
          </table:table-cell>
          <table:table-cell office:value-type="string" table:style-name="ce25">
            <office:annotation draw:style-name="a24" svg:x="3.6875in" svg:y="6.03125in" svg:width="1.57291666666667in" svg:height="0.6875in">
              <dc:creator>CD</dc:creator>
              <text:p><text:span text:style-name="T1">gestion des comptes bancaires de la famille SIMPSON</text:span></text:p>
              <text:p/>
            </office:annotation>
            <text:p>X</text:p>
          </table:table-cell>
          <table:table-cell table:number-columns-repeated="2" table:style-name="ce25"/>
          <table:table-cell office:value-type="string" table:style-name="ce25">
            <text:p>X</text:p>
          </table:table-cell>
          <table:table-cell office:value-type="string" table:style-name="ce17">
            <text:p>▪11/12</text:p>
          </table:table-cell>
          <table:table-cell office:value-type="string" table:style-name="ce15">
            <text:p>X</text:p>
          </table:table-cell>
          <table:table-cell table:number-columns-repeated="5" table:style-name="ce27"/>
          <table:table-cell office:value-type="string" table:style-name="ce27">
            <office:annotation draw:style-name="a25" svg:x="7.84375in" svg:y="6.03125in" svg:width="1.60416666666667in" svg:height="0.6875in">
              <dc:creator>CD</dc:creator>
              <text:p><text:span text:style-name="T1">application familiale</text:span></text:p>
              <text:p><text:span text:style-name="T1">avec mot de passe</text:span></text:p>
            </office:annotation>
            <text:p>X</text:p>
          </table:table-cell>
          <table:table-cell office:value-type="string" table:style-name="ce27">
            <office:annotation draw:style-name="a26" svg:x="8.125in" svg:y="6.03125in" svg:width="1.60416666666667in" svg:height="0.6875in">
              <dc:creator>CD</dc:creator>
              <text:p><text:span text:style-name="T1">application familiale</text:span></text:p>
              <text:p><text:span text:style-name="T1">avec mot de passe</text:span></text:p>
            </office:annotation>
            <text:p>X</text:p>
          </table:table-cell>
          <table:table-cell table:number-columns-repeated="9" table:style-name="ce27"/>
          <table:table-cell office:value-type="string" table:style-name="ce27">
            <office:annotation draw:style-name="a27" svg:x="10.8645833333333in" svg:y="6.03125in" svg:width="1.60416666666667in" svg:height="0.6875in">
              <dc:creator>CD</dc:creator>
              <text:p><text:span text:style-name="T1">debuggage</text:span></text:p>
              <text:p/>
            </office:annotation>
            <text:p>X</text:p>
          </table:table-cell>
          <table:table-cell table:number-columns-repeated="3" table:style-name="ce27"/>
          <table:table-cell office:value-type="string" table:style-name="ce27">
            <office:annotation draw:style-name="a28" svg:x="11.96875in" svg:y="6.03125in" svg:width="1.60416666666667in" svg:height="0.6875in">
              <dc:creator>CD</dc:creator>
              <text:p><text:span text:style-name="T1">ajout classe Opération</text:span></text:p>
              <text:p/>
            </office:annotation>
            <text:p>X</text:p>
          </table:table-cell>
          <table:table-cell table:number-columns-repeated="6" table:style-name="ce27"/>
          <table:table-cell office:value-type="string" table:style-name="ce27">
            <office:annotation draw:style-name="a29" svg:x="13.8854166666667in" svg:y="6.03125in" svg:width="1.60416666666667in" svg:height="0.6875in">
              <dc:creator>CD</dc:creator>
              <text:p><text:span text:style-name="T1">classe d'accès aux données <text:s/>(bouchon)</text:span></text:p>
              <text:p/>
            </office:annotation>
            <text:p>X</text:p>
          </table:table-cell>
          <table:table-cell table:number-columns-repeated="4" table:style-name="ce27"/>
          <table:table-cell office:value-type="string" table:style-name="ce27">
            <office:annotation draw:style-name="a30" svg:x="15.2604166666667in" svg:y="6.03125in" svg:width="1.60416666666667in" svg:height="0.6875in">
              <dc:creator>CD</dc:creator>
              <text:p><text:span text:style-name="T1">diag de classes</text:span></text:p>
              <text:p/>
            </office:annotation>
            <text:p>X</text:p>
          </table:table-cell>
          <table:table-cell table:style-name="ce27"/>
          <table:table-cell office:value-type="string" table:style-name="ce27">
            <office:annotation draw:style-name="a31" svg:x="15.8125in" svg:y="6.03125in" svg:width="2.05208333333333in" svg:height="0.6875in">
              <dc:creator>CD</dc:creator>
              <text:p><text:span text:style-name="T1">solde remplacé par opérations en credit/débit</text:span></text:p>
              <text:p><text:span text:style-name="T2"/></text:p>
              <text:p/>
            </office:annotation>
            <text:p>X</text:p>
          </table:table-cell>
          <table:table-cell table:number-columns-repeated="9" table:style-name="ce27"/>
          <table:table-cell table:number-columns-repeated="2" table:style-name="ce25"/>
          <table:table-cell office:value-type="string" table:style-name="ce28">
            <office:annotation draw:style-name="a32" svg:x="19.1041666666667in" svg:y="6.03125in" svg:width="2in" svg:height="0.6875in">
              <dc:creator>CD</dc:creator>
              <text:p><text:span text:style-name="T1">architecture en couche</text:span></text:p>
              <text:p/>
            </office:annotation>
            <text:p>X</text:p>
          </table:table-cell>
          <table:table-cell table:number-columns-repeated="16330" table:style-name="ce7"/>
        </table:table-row>
        <table:table-row table:style-name="ro4" table:visibility="collapse">
          <table:table-cell office:value-type="string" table:style-name="ce24">
            <text:p>Convertisseur de devises</text:p>
          </table:table-cell>
          <table:table-cell office:value-type="string" table:style-name="ce25">
            <office:annotation draw:style-name="a33" svg:x="3.6875in" svg:y="6.19791666666667in" svg:width="1.57291666666667in" svg:height="0.6875in">
              <dc:creator>CD</dc:creator>
              <text:p><text:span text:style-name="T1">ecriture d'un convertisseur de devise D1 &lt;-&gt; D2</text:span></text:p>
              <text:p/>
            </office:annotation>
            <text:p>X</text:p>
          </table:table-cell>
          <table:table-cell table:number-columns-repeated="2" table:style-name="ce25"/>
          <table:table-cell office:value-type="string" table:style-name="ce25">
            <office:annotation draw:style-name="a34" svg:x="5.23958333333333in" svg:y="6.20833333333333in" svg:width="1.55208333333333in" svg:height="0.677083333333333in">
              <dc:creator>CD</dc:creator>
              <text:p><text:span text:style-name="T1">XML document</text:span></text:p>
              <text:p><text:span text:style-name="T1">service web</text:span></text:p>
              <text:p/>
            </office:annotation>
            <text:p>X</text:p>
          </table:table-cell>
          <table:table-cell office:value-type="string" table:style-name="ce17">
            <text:p>▪12/12</text:p>
          </table:table-cell>
          <table:table-cell office:value-type="string" table:style-name="ce15">
            <text:p>X</text:p>
          </table:table-cell>
          <table:table-cell office:value-type="string" table:style-name="ce15">
            <office:annotation draw:style-name="a35" svg:x="6.46875in" svg:y="6.19791666666667in" svg:width="1.60416666666667in" svg:height="0.6875in">
              <dc:creator>CD</dc:creator>
              <text:p><text:span text:style-name="T1">mise à jour auto des taux des devises</text:span></text:p>
              <text:p/>
            </office:annotation>
            <text:p>X</text:p>
          </table:table-cell>
          <table:table-cell table:style-name="ce15"/>
          <table:table-cell office:value-type="string" table:style-name="ce15">
            <office:annotation draw:style-name="a36" svg:x="7.02083333333333in" svg:y="6.19791666666667in" svg:width="2.71875in" svg:height="0.6875in">
              <dc:creator>CD</dc:creator>
              <text:p><text:span text:style-name="T1">solutions <text:s/>de maj des taux :</text:span></text:p>
              <text:p><text:span text:style-name="T1">-saisie</text:span></text:p>
              <text:p><text:span text:style-name="T1">- analyse fichier HTML / RSS / XML</text:span></text:p>
              <text:p><text:span text:style-name="T1">- service web</text:span></text:p>
            </office:annotation>
            <text:p>X</text:p>
          </table:table-cell>
          <table:table-cell office:value-type="string" table:style-name="ce15">
            <office:annotation draw:style-name="a37" svg:x="7.30208333333333in" svg:y="6.19791666666667in" svg:width="1.60416666666667in" svg:height="0.6875in">
              <dc:creator>CD</dc:creator>
              <text:p><text:span text:style-name="T1">- choix XML (BCE)</text:span></text:p>
              <text:p><text:span text:style-name="T1">- choix SW</text:span></text:p>
              <text:p/>
            </office:annotation>
            <text:p>X</text:p>
          </table:table-cell>
          <table:table-cell office:value-type="string" table:style-name="ce15">
            <office:annotation draw:style-name="a38" svg:x="7.57291666666667in" svg:y="6.19791666666667in" svg:width="2.38541666666667in" svg:height="0.6875in">
              <dc:creator>CD</dc:creator>
              <text:p><text:span text:style-name="T1">- changement structure page HTML / XLM</text:span></text:p>
              <text:p><text:span text:style-name="T1">- coupure réseau</text:span></text:p>
              <text:p/>
            </office:annotation>
            <text:p>X</text:p>
          </table:table-cell>
          <table:table-cell table:number-columns-repeated="30" table:style-name="ce15"/>
          <table:table-cell office:value-type="string" table:style-name="ce15">
            <office:annotation draw:style-name="a39" svg:x="16.0833333333333in" svg:y="6.19791666666667in" svg:width="1.60416666666667in" svg:height="0.6875in">
              <dc:creator>CD</dc:creator>
              <text:p><text:span text:style-name="T1">vérification taux sur site BCE / google</text:span></text:p>
              <text:p/>
            </office:annotation>
            <text:p>X</text:p>
          </table:table-cell>
          <table:table-cell table:number-columns-repeated="8" table:style-name="ce15"/>
          <table:table-cell office:value-type="string" table:style-name="ce27">
            <office:annotation draw:style-name="a40" svg:x="18.5625in" svg:y="6.19791666666667in" svg:width="1.57291666666667in" svg:height="0.6875in">
              <dc:creator>CD</dc:creator>
              <text:p><text:span text:style-name="T1">recherche site devise</text:span></text:p>
              <text:p/>
            </office:annotation>
            <text:p>X</text:p>
          </table:table-cell>
          <table:table-cell office:value-type="string" table:style-name="ce27">
            <office:annotation draw:style-name="a41" svg:x="18.8333333333333in" svg:y="6.19791666666667in" svg:width="1.94791666666667in" svg:height="0.6875in">
              <dc:creator>CD</dc:creator>
              <text:p><text:span text:style-name="T1">MSDN XML Document</text:span></text:p>
              <text:p/>
            </office:annotation>
            <text:p>X</text:p>
          </table:table-cell>
          <table:table-cell office:value-type="string" table:style-name="ce27">
            <office:annotation draw:style-name="a42" svg:x="19.1041666666667in" svg:y="6.19791666666667in" svg:width="1.54166666666667in" svg:height="0.6875in">
              <dc:creator>CD</dc:creator>
              <text:p><text:span text:style-name="T1">XML Document</text:span></text:p>
              <text:p><text:span text:style-name="T1">Service Web</text:span></text:p>
              <text:p/>
            </office:annotation>
            <text:p>X</text:p>
          </table:table-cell>
          <table:table-cell table:number-columns-repeated="16330" table:style-name="ce7"/>
        </table:table-row>
        <table:table-row table:style-name="ro4">
          <table:table-cell table:style-name="ce29"/>
          <table:table-cell table:style-name="ce25"/>
          <table:table-cell table:number-columns-repeated="2" table:style-name="ce30"/>
          <table:table-cell table:style-name="ce31"/>
          <table:table-cell table:style-name="ce17"/>
          <table:table-cell table:number-columns-repeated="45" table:style-name="ce15"/>
          <table:table-cell table:style-name="ce32"/>
          <table:table-cell table:style-name="ce15"/>
          <table:table-cell table:style-name="ce27"/>
          <table:table-cell table:number-columns-repeated="16330" table:style-name="ce7"/>
        </table:table-row>
        <table:table-row table:style-name="ro4">
          <table:table-cell table:style-name="ce33"/>
          <table:table-cell table:style-name="ce27"/>
          <table:table-cell table:number-columns-repeated="3" table:style-name="ce15"/>
          <table:table-cell table:style-name="ce17"/>
          <table:table-cell table:number-columns-repeated="48" table:style-name="ce15"/>
          <table:table-cell table:number-columns-repeated="16330" table:style-name="ce7"/>
        </table:table-row>
        <table:table-row table:style-name="ro4">
          <table:table-cell office:value-type="string" table:number-columns-spanned="54" table:number-rows-spanned="1" table:style-name="ce62">
            <text:p>SITUATIONS VÉCUES EN STAGE DE PREMIERE ANNEE DANS L'ORGANISATION</text:p>
          </table:table-cell>
          <table:covered-table-cell table:number-columns-repeated="53"/>
          <table:table-cell table:number-columns-repeated="16330" table:style-name="ce7"/>
        </table:table-row>
        <table:table-row table:style-name="ro4">
          <table:table-cell table:style-name="ce34"/>
          <table:table-cell table:number-columns-repeated="2" table:style-name="ce35"/>
          <table:table-cell table:style-name="ce36"/>
          <table:table-cell table:style-name="ce35"/>
          <table:table-cell table:style-name="ce37"/>
          <table:table-cell table:style-name="ce38"/>
          <table:table-cell table:number-columns-repeated="45" table:style-name="ce35"/>
          <table:table-cell table:style-name="ce21"/>
          <table:table-cell table:style-name="ce35"/>
          <table:table-cell table:number-columns-repeated="16330" table:style-name="ce7"/>
        </table:table-row>
        <table:table-row table:style-name="ro4">
          <table:table-cell table:style-name="ce39"/>
          <table:table-cell table:number-columns-repeated="2" table:style-name="ce40"/>
          <table:table-cell table:style-name="ce41"/>
          <table:table-cell table:style-name="ce40"/>
          <table:table-cell table:style-name="ce17"/>
          <table:table-cell table:style-name="ce42"/>
          <table:table-cell table:number-columns-repeated="45" table:style-name="ce40"/>
          <table:table-cell table:style-name="ce21"/>
          <table:table-cell table:style-name="ce35"/>
          <table:table-cell table:number-columns-repeated="16330" table:style-name="ce7"/>
        </table:table-row>
        <table:table-row table:style-name="ro4">
          <table:table-cell table:style-name="ce43"/>
          <table:table-cell table:style-name="ce44"/>
          <table:table-cell table:number-columns-repeated="3" table:style-name="ce45"/>
          <table:table-cell table:style-name="ce17"/>
          <table:table-cell table:style-name="ce46"/>
          <table:table-cell table:number-columns-repeated="46" table:style-name="ce44"/>
          <table:table-cell table:style-name="ce10"/>
          <table:table-cell table:number-columns-repeated="16330" table:style-name="ce7"/>
        </table:table-row>
        <table:table-row table:style-name="ro4">
          <table:table-cell office:value-type="string" table:number-columns-spanned="54" table:number-rows-spanned="1" table:style-name="ce62">
            <text:p>SITUATIONS VÉCUES EN STAGE DE DEUXIEME ANNEE DANS L'ORGANISATION</text:p>
          </table:table-cell>
          <table:covered-table-cell table:number-columns-repeated="53"/>
          <table:table-cell table:number-columns-repeated="16330" table:style-name="ce7"/>
        </table:table-row>
        <table:table-row table:style-name="ro4">
          <table:table-cell table:style-name="ce47"/>
          <table:table-cell table:style-name="ce48"/>
          <table:table-cell table:style-name="ce35"/>
          <table:table-cell table:style-name="ce49"/>
          <table:table-cell table:style-name="ce35"/>
          <table:table-cell table:style-name="ce37"/>
          <table:table-cell table:style-name="ce50"/>
          <table:table-cell table:number-columns-repeated="3" table:style-name="ce35"/>
          <table:table-cell table:style-name="ce48"/>
          <table:table-cell table:number-columns-repeated="2" table:style-name="ce35"/>
          <table:table-cell table:style-name="ce48"/>
          <table:table-cell table:number-columns-repeated="3" table:style-name="ce35"/>
          <table:table-cell table:number-columns-repeated="2" table:style-name="ce48"/>
          <table:table-cell table:number-columns-repeated="2" table:style-name="ce35"/>
          <table:table-cell table:number-columns-repeated="3" table:style-name="ce48"/>
          <table:table-cell table:number-columns-repeated="4" table:style-name="ce35"/>
          <table:table-cell table:number-columns-repeated="2" table:style-name="ce48"/>
          <table:table-cell table:number-columns-repeated="8" table:style-name="ce35"/>
          <table:table-cell table:number-columns-repeated="2" table:style-name="ce48"/>
          <table:table-cell table:number-columns-repeated="3" table:style-name="ce35"/>
          <table:table-cell table:number-columns-repeated="2" table:style-name="ce48"/>
          <table:table-cell table:number-columns-repeated="6" table:style-name="ce35"/>
          <table:table-cell table:number-columns-repeated="3" table:style-name="ce48"/>
          <table:table-cell table:number-columns-repeated="16330" table:style-name="ce7"/>
        </table:table-row>
        <table:table-row table:style-name="ro4">
          <table:table-cell table:style-name="ce7"/>
          <table:table-cell table:number-columns-repeated="2" table:style-name="ce40"/>
          <table:table-cell table:style-name="ce7"/>
          <table:table-cell table:style-name="ce40"/>
          <table:table-cell table:style-name="ce17"/>
          <table:table-cell table:style-name="ce42"/>
          <table:table-cell table:number-columns-repeated="45" table:style-name="ce40"/>
          <table:table-cell table:style-name="ce21"/>
          <table:table-cell table:style-name="ce35"/>
          <table:table-cell table:number-columns-repeated="16330" table:style-name="ce7"/>
        </table:table-row>
        <table:table-row table:style-name="ro4">
          <table:table-cell table:style-name="ce43"/>
          <table:table-cell table:style-name="ce44"/>
          <table:table-cell table:number-columns-repeated="3" table:style-name="ce45"/>
          <table:table-cell table:style-name="ce17"/>
          <table:table-cell table:style-name="ce46"/>
          <table:table-cell table:number-columns-repeated="46" table:style-name="ce44"/>
          <table:table-cell table:style-name="ce10"/>
          <table:table-cell table:number-columns-repeated="16330" table:style-name="ce7"/>
        </table:table-row>
        <table:table-row table:style-name="ro4">
          <table:table-cell table:style-name="ce51"/>
          <table:table-cell table:number-columns-repeated="4" table:style-name="ce52"/>
          <table:table-cell table:style-name="ce53"/>
          <table:table-cell table:style-name="ce54"/>
          <table:table-cell table:number-columns-repeated="6" table:style-name="ce52"/>
          <table:table-cell table:number-columns-repeated="2" table:style-name="ce54"/>
          <table:table-cell table:style-name="ce52"/>
          <table:table-cell table:style-name="ce54"/>
          <table:table-cell table:number-columns-repeated="2" table:style-name="ce52"/>
          <table:table-cell table:style-name="ce54"/>
          <table:table-cell table:style-name="ce52"/>
          <table:table-cell table:style-name="ce54"/>
          <table:table-cell table:style-name="ce52"/>
          <table:table-cell table:number-columns-repeated="2" table:style-name="ce54"/>
          <table:table-cell table:number-columns-repeated="6" table:style-name="ce52"/>
          <table:table-cell table:style-name="ce54"/>
          <table:table-cell table:number-columns-repeated="2" table:style-name="ce52"/>
          <table:table-cell table:style-name="ce54"/>
          <table:table-cell table:number-columns-repeated="3" table:style-name="ce52"/>
          <table:table-cell table:style-name="ce54"/>
          <table:table-cell table:number-columns-repeated="11" table:style-name="ce52"/>
          <table:table-cell table:style-name="ce54"/>
          <table:table-cell table:number-columns-repeated="2" table:style-name="ce52"/>
          <table:table-cell table:style-name="ce54"/>
          <table:table-cell table:number-columns-repeated="16330" table:style-name="ce7"/>
        </table:table-row>
        <table:table-row table:style-name="ro4">
          <table:table-cell table:number-columns-repeated="5" table:style-name="ce55"/>
          <table:table-cell table:style-name="ce56"/>
          <table:table-cell table:number-columns-repeated="48" table:style-name="ce57"/>
          <table:table-cell table:number-columns-repeated="16330" table:style-name="ce7"/>
        </table:table-row>
        <table:table-row table:style-name="ro5">
          <table:table-cell office:value-type="string" table:number-columns-spanned="54" table:number-rows-spanned="1" table:style-name="ce63">
            <text:p>Je soussigné-e <text:s text:c="49"/>, formatrice (formateur) au centre de formation <text:s text:c="17"/>, certifie que le candidat (la candidate) a bien effectué en formation les activités et missions et présentées dans ce tableau.</text:p>
          </table:table-cell>
          <table:covered-table-cell table:number-columns-repeated="53"/>
          <table:table-cell table:number-columns-repeated="16330" table:style-name="ce7"/>
        </table:table-row>
        <table:table-row table:style-name="ro4">
          <table:table-cell table:number-columns-repeated="5" table:style-name="ce55"/>
          <table:table-cell table:style-name="ce56"/>
          <table:table-cell table:number-columns-repeated="48" table:style-name="ce57"/>
          <table:table-cell table:number-columns-repeated="16330" table:style-name="ce7"/>
        </table:table-row>
        <table:table-row table:style-name="ro4">
          <table:table-cell table:number-columns-repeated="5" table:style-name="ce55"/>
          <table:table-cell table:style-name="ce56"/>
          <table:table-cell table:number-columns-repeated="48" table:style-name="ce57"/>
          <table:table-cell table:number-columns-repeated="16330"/>
        </table:table-row>
        <table:table-row table:number-rows-repeated="1048547" table:style-name="ro6">
          <table:table-cell table:number-columns-repeated="16384"/>
        </table:table-row>
      </table:table>
      <table:table table:name="liste_des_activités" table:style-name="ta2">
        <table:table-column table:style-name="co7" table:default-cell-style-name="ce60"/>
        <table:table-column table:style-name="co5" table:number-columns-repeated="1023" table:default-cell-style-name="ce60"/>
        <table:table-column table:style-name="co6" table:number-columns-repeated="15360" table:default-cell-style-name="ce1"/>
        <table:table-row table:style-name="ro4">
          <table:table-cell office:value-type="string" table:style-name="ce59">
            <text:p>1,"1","A1.1.1","Analyse du cahier des charges d'un service à produir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,"1","A1.1.2","Étude de l'impact de l'intégration d'un service sur le système informatiqu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,"1","A1.1.3","Étude des exigences liées à la qualité attendue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,"2","A1.2.1","Élaboration et présentation d'un dossier de choix de solution techniqu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,"2","A1.2.2","Rédaction des spécifications techniques de la solution retenue (adaptation d'une solution existante ou réalisation d'une nouvelle solution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6,"2","A1.2.3","Évaluation des risques liés à l'utilisation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7,"2","A1.2.4","Détermination des tests nécessaires à la validation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8,"2","A1.2.5","Définition des niveaux d'habilitation associés à 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9,"3","A1.3.1","Test d'intégration et d'acceptation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0,"3","A1.3.2","Définition des éléments nécessaires à la continuité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1,"3","A1.3.3","Accompagnement de la mise en place d'un nouveau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2,"3","A1.3.4","Déploiement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3,"4","A1.4.1","Participation à un projet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4,"4","A1.4.2","Évaluation des indicateurs de suivi d'un projet et justification des écart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5,"4","A1.4.3","Gestion des ressource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6,"5","A2.1.1","Accompagnement des utilisateurs dans la prise en main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7,"5","A2.1.2","Évaluation et maintien de la qualité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8,"6","A2.2.1","Suivi et résolution d'incident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19,"6","A2.2.2","Suivi et réponse à des demandes d'assistan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0,"6","A2.2.3","Réponse à une interruption de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1,"7","A2.3.1","Identification, qualification et évaluation d'un problèm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2,"7","A2.3.2","Proposition d'amélioration d'un servic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3,"8","A3.1.1","Proposition d'une solution d'infrastructur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4,"8","A3.1.2","Maquettage et prototypage d'une solution d'infrastructur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5,"8","A3.1.3","Prise en compte du niveau de sécurité nécessaire à une infrastructure 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6,"9","A3.2.1","Installation et configuration d'éléments d'infrastructure 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7,"9","A3.2.2","Remplacement ou mise à jour d'éléments défectueux ou obsolète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8,"9","A3.2.3","Mise à jour de la documentation technique d'une solution d'infrastructur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29,"10","A3.3.1","Administration sur site ou à distance des éléments d'un réseau, de serveurs, de services et d'équipements terminaux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0,"10","A3.3.2","Planification des sauvegardes et gestion des restauration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1,"10","A3.3.3","Gestion des identités et des habilitation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2,"10","A3.3.4","Automatisation des tâches d'administration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3,"10","A3.3.5","Gestion des indicateurs et des fichiers d'activité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4,"11","A4.1.1","Proposition d'une solution applicativ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5,"11","A4.1.2","Conception ou adaptation de l'interface utilisateur d'une solution applicativ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6,"11","A4.1.3","Conception ou adaptation d'une base de donnée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7,"11","A4.1.4","Définition des caractéristiques d'une solution applicativ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38,"11","A4.1.5","Prototypage de composants logiciels"</text:p>
          </table:table-cell>
          <table:table-cell table:number-columns-repeated="16383"/>
        </table:table-row>
        <table:table-row table:style-name="ro7">
          <table:table-cell office:value-type="string" table:style-name="ce59">
            <text:p>39,"11","A4.1.6","Gestion d'environnements de développement et de test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0,"11","A4.1.7","Développement, utilisation ou adaptation de composants logiciel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1,"11","A4.1.8","Réalisation des tests nécessaires à la validation d'éléments adaptés ou développés 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2,"11","A4.1.9","Rédaction d'une documentation technique 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3,"11","A4.1.1"," Rédaction d'une documentation d'utilisation 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4,"12","A4.2.1","Analyse et correction d'un dysfonctionnement, d'un problème de qualité de service ou de sécurité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5,"12","A4.2.2","Adaptation d'une solution applicative aux évolutions de ses composant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6,"12","A4.2.3","Réalisation des tests nécessaires à la mise en production d'éléments mis à jour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7,"12","A4.2.4","Mise à jour d'une documentation techniqu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8,"13","A5.1.1","Mise en place d'une gestion de configuration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49,"13","A5.1.2","Recueil d'informations sur une configuration et ses élément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0,"13","A5.1.3","Suivi d'une configuration et de ses élément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1,"13","A5.1.4","Étude de propositions de contrat de service (client, fournisseur)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2,"13","A5.1.5","Évaluation d'un élément de configuration ou d'une configuration 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3,"13","A5.1.6","Évaluation d'un investissement informatique"</text:p>
          </table:table-cell>
          <table:table-cell table:number-columns-repeated="16383"/>
        </table:table-row>
        <table:table-row table:style-name="ro8">
          <table:table-cell office:value-type="string" table:style-name="ce59">
            <text:p>54,"14","A5.2.1","Exploitation des référentiels, normes et standards adoptés par le prestataire informatiqu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5,"14","A5.2.2","Veille technologique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6,"14","A5.2.3","Repérage des compléments de formation ou d'auto-formation utiles à l'acquisition de nouvelles compétences"</text:p>
          </table:table-cell>
          <table:table-cell table:number-columns-repeated="16383"/>
        </table:table-row>
        <table:table-row table:style-name="ro4">
          <table:table-cell office:value-type="string" table:style-name="ce59">
            <text:p>57,"14","A5.2.4","Étude d˜une technologie, d'un composant, d'un outil ou d'une méthode"</text:p>
          </table:table-cell>
          <table:table-cell table:number-columns-repeated="16383"/>
        </table:table-row>
        <table:table-row table:number-rows-repeated="10485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Verdana" svg:font-family="Verdana"/>
  </office:font-face-decls>
  <office:styles>
    <number:number-style style:name="N0">
      <number:number number:min-integer-digits="1"/>
    </number:number-style>
    <number:date-style style:name="N36" number:language="fr" number:country="FR">
      <number:month number:textual="true"/>
      <number:text>-</number:text>
      <number:year/>
    </number:date-style>
    <number:currency-style style:name="N37P0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7P1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7" number:language="fr" number:country="FR">
      <number:text> -</number:text>
      <number:number number: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  <style:map style:condition="value()&gt;0" style:apply-style-name="N37P0"/>
      <style:map style:condition="value()&lt;0" style:apply-style-name="N37P1"/>
    </number:currency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uro" style:family="table-cell" style:data-style-name="N37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 BERTIN</meta:initial-creator>
    <dc:creator>Alexandre BERTIN</dc:creator>
    <meta:creation-date>2014-09-02T14:47:27Z</meta:creation-date>
    <dc:date>2014-09-02T15:06:35Z</dc:date>
  </office:meta>
</office:document-meta>
</file>